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25-01-09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24-02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23-02-22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22-02-07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21-02-0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20-01-23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9-02-0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7-12-18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7-01-27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6-01-07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4-12-04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4-01-22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3-01-22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2-01-0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1-01-05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10-01-20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09-01-14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08-01-22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07-02-06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06-01-11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05-01-2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04-02-1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03-01-0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0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2001-02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9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8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4672" calcext:value-type="float">
            <text:p>92.2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8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7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70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6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6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6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6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6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6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6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62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6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19095142701</text:p>
          </table:table-cell>
          <table:table-cell office:value-type="string" calcext:value-type="string">
            <text:p>195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